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style="italic" style:font-style-asian="italic" style:font-style-complex="italic"/>
    </style:style>
    <style:style style:name="T5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711cm" draw:z-index="0"><draw:image xlink:href="../../odt/images/0162.png" xlink:type="simple" xlink:show="embed" xlink:actuate="onLoad"/></draw:frame></text:p>
          </table:table-cell>
          <table:table-cell table:style-name="Table1.B1" office:value-type="string">
            <text:h text:style-name="P2" text:outline-level="1">Временное подтверждение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">C</text:span><text:span text:style-name="T3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81cm" svg:height="1.461cm" draw:z-index="1"><draw:image xlink:href="../../odt/images/016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реализует </text:span><text:span text:style-name="T4">временную</text:span><text:span text:style-name="T3"> «выдержку» </text:span><text:span text:style-name="T4">на изменение</text:span><text:span text:style-name="T3"> типа </text:span><text:span text:style-name="T4">выходного логического сигнала</text:span><text:span text:style-name="T3"> при изменении типа соответствующего </text:span><text:span text:style-name="T4">логического</text:span><text:span text:style-name="T3"> сигнала в векторе входных сигналов.</text:span></text:p>
            <text:p text:style-name="P5">Изменяет значение на выходе при выполнении условия более заданного времени.</text:p>
            <text:p text:style-name="P5"><text:span text:style-name="T5">Свойства</text:span>:</text:p>
            <text:list xml:id="list6213332320764734517" text:style-name="L1">
              <text:list-item>
                <text:p text:style-name="P6">Вектор времён подтверждения.</text:p>
              </text:list-item>
              <text:list-item>
                <text:p text:style-name="P6">Подтверждение требуется – условие, при котором формируется импульс.</text:p>
              </text:list-item>
              <text:list-item>
                <text:p text:style-name="P6">Тип выхода – тип выхода блока<text:span text:style-name="T1">:</text:span> обычный или инверсный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ременное подтверждение</dc:title>
    <dc:date>2014-12-01T17:37:54.69</dc:date>
    <meta:generator>OpenOffice/4.1.1$Win32 OpenOffice.org_project/411m6$Build-9775</meta:generator>
    <meta:editing-duration>PT2H17M53S</meta:editing-duration>
    <meta:editing-cycles>118</meta:editing-cycles>
    <meta:document-statistic meta:table-count="1" meta:image-count="2" meta:object-count="0" meta:page-count="1" meta:paragraph-count="12" meta:word-count="65" meta:character-count="465"/>
  </office:meta>
</office:document-meta>
</file>